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2205" officeooo:paragraph-rsid="00012205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officeooo:rsid="00012205" officeooo:paragraph-rsid="00012205" style:font-size-asian="22pt" style:font-weight-asian="bold" style:font-size-complex="22pt" style:font-weight-complex="bold"/>
    </style:style>
    <style:style style:name="P3" style:family="paragraph" style:parent-style-name="Standard">
      <style:text-properties fo:font-size="12pt" style:text-underline-style="none" fo:font-weight="normal" officeooo:rsid="00012205" officeooo:paragraph-rsid="0001220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normal" officeooo:rsid="00012205" officeooo:paragraph-rsid="00012205" style:font-size-asian="10.5pt" style:font-weight-asian="normal" style:font-size-complex="12pt" style:font-weight-complex="normal"/>
    </style:style>
    <style:style style:name="P5" style:family="paragraph" style:parent-style-name="Standard" style:list-style-name="L1">
      <style:text-properties fo:font-size="12pt" style:text-underline-style="none" fo:font-weight="normal" officeooo:rsid="00012205" officeooo:paragraph-rsid="00012205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12205" officeooo:paragraph-rsid="00012205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text-properties fo:font-size="12pt" style:text-underline-style="none" fo:font-weight="normal" officeooo:rsid="00027777" officeooo:paragraph-rsid="0002777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text-properties fo:font-size="12pt" style:text-underline-style="none" fo:font-weight="normal" officeooo:rsid="00038b70" officeooo:paragraph-rsid="00038b7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012205" officeooo:paragraph-rsid="0001220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04fb46" officeooo:paragraph-rsid="0004fb46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size="12pt" fo:font-style="normal" style:text-underline-style="none" fo:font-weight="normal" officeooo:rsid="00027777" officeooo:paragraph-rsid="00027777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2">
      <style:text-properties fo:font-size="12pt" fo:font-style="normal" style:text-underline-style="none" fo:font-weight="normal" officeooo:rsid="00027777" officeooo:paragraph-rsid="00027777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2">
      <style:text-properties fo:font-size="12pt" fo:font-style="normal" style:text-underline-style="none" fo:font-weight="normal" officeooo:rsid="00012205" officeooo:paragraph-rsid="00038b7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style="normal" style:text-underline-style="none" fo:font-weight="normal" officeooo:rsid="0004c963" officeooo:paragraph-rsid="0004c96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size="12pt" fo:font-style="normal" style:text-underline-style="none" fo:font-weight="normal" officeooo:rsid="0004c963" officeooo:paragraph-rsid="0004c963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font-size="12pt" fo:font-style="normal" style:text-underline-style="none" fo:font-weight="normal" officeooo:rsid="0004fb46" officeooo:paragraph-rsid="0004c96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text-properties fo:font-size="12pt" fo:font-style="normal" style:text-underline-style="none" fo:font-weight="normal" officeooo:rsid="0004fb46" officeooo:paragraph-rsid="0004fb4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text-properties fo:font-size="12pt" fo:font-style="normal" style:text-underline-style="none" fo:font-weight="normal" officeooo:rsid="00065802" officeooo:paragraph-rsid="0006580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3">
      <style:text-properties fo:font-size="12pt" fo:font-style="normal" style:text-underline-style="none" fo:font-weight="normal" officeooo:rsid="00072b75" officeooo:paragraph-rsid="00072b75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italic" style:text-underline-style="none" fo:font-weight="normal" officeooo:rsid="0004fb46" officeooo:paragraph-rsid="0004fb46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1">
      <style:text-properties officeooo:rsid="00038b70" officeooo:paragraph-rsid="00038b70"/>
    </style:style>
    <style:style style:name="P22" style:family="paragraph" style:parent-style-name="Standard" style:list-style-name="L2">
      <style:text-properties officeooo:rsid="00038b70" officeooo:paragraph-rsid="00038b70"/>
    </style:style>
    <style:style style:name="P23" style:family="paragraph" style:parent-style-name="Standard" style:list-style-name="L2">
      <style:text-properties officeooo:paragraph-rsid="00038b70"/>
    </style:style>
    <style:style style:name="P24" style:family="paragraph" style:parent-style-name="Standard" style:list-style-name="L3">
      <style:text-properties officeooo:rsid="00065802" officeooo:paragraph-rsid="00065802"/>
    </style:style>
    <style:style style:name="P25" style:family="paragraph" style:parent-style-name="Standard" style:list-style-name="L1">
      <style:text-properties officeooo:rsid="0007d8ec" officeooo:paragraph-rsid="0007d8ec"/>
    </style:style>
    <style:style style:name="T1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012205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65802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38b70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04c963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72b75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sney Ideation</text:p>
      <text:p text:style-name="P2"/>
      <text:p text:style-name="P4">Dreamer</text:p>
      <text:p text:style-name="P4"/>
      <text:p text:style-name="P3">In a perfect world, I want this app to:</text:p>
      <text:list xml:id="list682335215" text:style-name="L1">
        <text:list-header>
          <text:p text:style-name="P5"/>
        </text:list-header>
        <text:list-item>
          <text:p text:style-name="P21"><text:span text:style-name="T2">S</text:span><text:span text:style-name="T1">can both barcodes and </text:span><text:span text:style-name="T3">photos of labels with equal reliability</text:span></text:p>
        </text:list-item>
        <text:list-item>
          <text:p text:style-name="P25"><text:span text:style-name="T3">S</text:span><text:span text:style-name="T1">can a photo of a label live through the camera app (not require a photo upload)</text:span></text:p>
        </text:list-item>
        <text:list-item>
          <text:p text:style-name="P5">Be usable on a phone as a downloadable app</text:p>
        </text:list-item>
        <text:list-item>
          <text:p text:style-name="P5">Be able to scan the web and return the lowest price for that bottle and year</text:p>
        </text:list-item>
        <text:list-item>
          <text:p text:style-name="P5">Shows ‘comparable’ wines</text:p>
        </text:list-item>
        <text:list-item>
          <text:p text:style-name="P5">Have a ‘Save Favourites’ list</text:p>
        </text:list-item>
        <text:list-item>
          <text:p text:style-name="P5">Translation feature for labels</text:p>
        </text:list-item>
        <text:list-item>
          <text:p text:style-name="P5">Rewards for use (e.g. badges)</text:p>
        </text:list-item>
        <text:list-item>
          <text:p text:style-name="P5">Virtual Tasting Notes Generator</text:p>
        </text:list-item>
        <text:list-item>
          <text:p text:style-name="P7">API database is refreshed daily</text:p>
        </text:list-item>
        <text:list-item>
          <text:p text:style-name="P8">Random wine recommendation with customisable filters</text:p>
        </text:list-item>
      </text:list>
      <text:p text:style-name="P3"/>
      <text:p text:style-name="P1"/>
      <text:p text:style-name="P9">Realistic</text:p>
      <text:p text:style-name="P9"/>
      <text:p text:style-name="P11">Most promising ideas of the above include:</text:p>
      <text:p text:style-name="P11"/>
      <text:list xml:id="list518898517" text:style-name="L2">
        <text:list-item>
          <text:p text:style-name="P12">Save Favourites list</text:p>
          <text:list>
            <text:list-item>
              <text:p text:style-name="P12">Having researched this, it appears I can integrate this through a LocalStorage solution</text:p>
              <text:list>
                <text:list-item>
                  <text:p text:style-name="P23"><text:span text:style-name="T6">Limitations of this would be that </text:span><text:span text:style-name="T4">LocalStorage is limited to about 5MB per domain</text:span><text:span text:style-name="T6"> and would only offer device-specific data. </text:span></text:p>
                </text:list-item>
              </text:list>
            </text:list-item>
          </text:list>
        </text:list-item>
        <text:list-item>
          <text:p text:style-name="P13">Shows ‘comparable’ wines </text:p>
          <text:list>
            <text:list-item>
              <text:p text:style-name="P22"><text:span text:style-name="T5">I can set up a database pull that matches other wines with the one being scanned </text:span><text:span text:style-name="T7">(e.g. same grape, year, price range)</text:span></text:p>
            </text:list-item>
          </text:list>
        </text:list-item>
      </text:list>
      <text:p text:style-name="P14"/>
      <text:list xml:id="list122342136825579" text:continue-numbering="true" text:style-name="L2">
        <text:list-item>
          <text:p text:style-name="P15">Random wine recommendation</text:p>
          <text:list>
            <text:list-item>
              <text:p text:style-name="P15">Fun feature that should be very straightforward to implement!</text:p>
            </text:list-item>
          </text:list>
        </text:list-item>
      </text:list>
      <text:p text:style-name="P16"/>
      <text:list xml:id="list122343043307578" text:continue-numbering="true" text:style-name="L2">
        <text:list-item>
          <text:p text:style-name="P17">I may be able to set up an automated API database query, though this may be expensive to do too often, but monthly would still be good!</text:p>
          <text:p text:style-name="P18"/>
        </text:list-item>
        <text:list-item>
          <text:p text:style-name="P18">Based on available information in databases that I have seen, I will not have the information required to scan a barcode to return the relevant information. </text:p>
          <text:list>
            <text:list-item>
              <text:p text:style-name="P18">My most promising avenue is therefore an approach that scans the label for details for key details, and allows the user to fill in the fields that aren’t able to populate</text:p>
            </text:list-item>
          </text:list>
        </text:list-item>
      </text:list>
      <text:p text:style-name="P14"/>
      <text:p text:style-name="P10">Critic</text:p>
      <text:p text:style-name="P10"/>
      <text:p text:style-name="P20"/>
      <text:list xml:id="list3846470110" text:style-name="L3">
        <text:list-item>
          <text:p text:style-name="P24"><text:span text:style-name="T7">I </text:span><text:span text:style-name="T5">need to suitably navigate </text:span><text:span text:style-name="T8">the API database refresh to avoid rate limiting or triggering any captcha tests.</text:span></text:p>
        </text:list-item>
        <text:list-item>
          <text:p text:style-name="P1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0:22:20.135365772</meta:creation-date>
    <dc:date>2024-11-30T12:23:41.224401672</dc:date>
    <meta:editing-duration>PT24M4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304" meta:character-count="1660" meta:non-whitespace-character-count="1406"/>
  </office:meta>
</office:document-meta>
</file>